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nux Libertine O" svg:font-family="'Linux Libertine O'"/>
    <style:font-face style:name="Lohit Devanagari1" svg:font-family="'Lohit Devanagari'"/>
    <style:font-face style:name="Ubuntu Mono" svg:font-family="'Ubuntu Mono'" style:font-pitch="fixed"/>
    <style:font-face style:name="Inter" svg:font-family="Inter" style:font-pitch="variable"/>
    <style:font-face style:name="Inter Semi Bold" svg:font-family="'Inter Semi Bold'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4.0625in"/>
    </style:style>
    <style:style style:name="Table2.B" style:family="table-column">
      <style:table-column-properties style:column-width="2.8646in"/>
    </style:style>
    <style:style style:name="Table2.A1" style:family="table-cell">
      <style:table-cell-properties fo:padding="0in" fo:border="none" style:writing-mode="page"/>
    </style:style>
    <style:style style:name="Table2.A2" style:family="table-cell">
      <style:table-cell-properties fo:padding="0in" fo:border-left="none" fo:border-right="none" fo:border-top="none" fo:border-bottom="0.05pt solid #000000" style:writing-mode="page"/>
    </style:style>
    <style:style style:name="Table2.A7" style:family="table-cell">
      <style:table-cell-properties fo:padding="0.0201in" fo:border="none" style:writing-mode="page"/>
    </style:style>
    <style:style style:name="Table2.A8" style:family="table-cell">
      <style:table-cell-properties fo:padding="0.0201in" fo:border-left="none" fo:border-right="none" fo:border-top="none" fo:border-bottom="0.05pt solid #000000" style:writing-mode="page"/>
    </style:style>
    <style:style style:name="P1" style:family="paragraph" style:parent-style-name="Standard">
      <style:text-properties style:font-name="Inter" fo:font-size="8pt" officeooo:rsid="00108e3b" officeooo:paragraph-rsid="00108e3b" style:font-size-asian="7pt" style:font-size-complex="8pt"/>
    </style:style>
    <style:style style:name="P2" style:family="paragraph" style:parent-style-name="Standard">
      <style:text-properties fo:font-size="2pt" officeooo:rsid="00108e3b" officeooo:paragraph-rsid="00108e3b" style:font-size-asian="1.75pt" style:font-size-complex="2pt"/>
    </style:style>
    <style:style style:name="P3" style:family="paragraph" style:parent-style-name="Table_20_Contents">
      <style:text-properties style:font-name="Ubuntu Mono"/>
    </style:style>
    <style:style style:name="P4" style:family="paragraph" style:parent-style-name="Table_20_Contents">
      <style:text-properties style:font-name="Ubuntu Mono" officeooo:rsid="00108e3b"/>
    </style:style>
    <style:style style:name="P5" style:family="paragraph" style:parent-style-name="Table_20_Contents">
      <style:text-properties style:font-name="Ubuntu Mono" officeooo:rsid="001286dd"/>
    </style:style>
    <style:style style:name="P6" style:family="paragraph" style:parent-style-name="Table_20_Contents">
      <style:text-properties style:font-name="Ubuntu Mono" officeooo:rsid="001286dd" officeooo:paragraph-rsid="001286dd"/>
    </style:style>
    <style:style style:name="P7" style:family="paragraph" style:parent-style-name="Table_20_Contents">
      <style:text-properties style:font-name="Ubuntu Mono" officeooo:rsid="00142a8f" officeooo:paragraph-rsid="00142a8f"/>
    </style:style>
    <style:style style:name="P8" style:family="paragraph" style:parent-style-name="Table_20_Contents">
      <style:text-properties style:font-name="Ubuntu Mono" officeooo:rsid="00142a8f" officeooo:paragraph-rsid="00170584"/>
    </style:style>
    <style:style style:name="P9" style:family="paragraph" style:parent-style-name="Table_20_Contents">
      <style:text-properties style:font-name="Ubuntu Mono" officeooo:rsid="0015805a" officeooo:paragraph-rsid="0015805a"/>
    </style:style>
    <style:style style:name="P10" style:family="paragraph" style:parent-style-name="Table_20_Contents">
      <style:text-properties style:font-name="Ubuntu Mono" officeooo:rsid="00160345" officeooo:paragraph-rsid="00160345"/>
    </style:style>
    <style:style style:name="P11" style:family="paragraph" style:parent-style-name="Table_20_Contents">
      <style:text-properties style:font-name="Ubuntu Mono" officeooo:rsid="00181ca6" officeooo:paragraph-rsid="00181ca6"/>
    </style:style>
    <style:style style:name="P12" style:family="paragraph" style:parent-style-name="Table_20_Contents">
      <style:text-properties style:font-name="Ubuntu Mono" fo:font-weight="bold" officeooo:rsid="0015805a" officeooo:paragraph-rsid="0015805a" style:font-weight-asian="bold" style:font-weight-complex="bold"/>
    </style:style>
    <style:style style:name="P13" style:family="paragraph" style:parent-style-name="Table_20_Contents">
      <style:text-properties style:font-name="Ubuntu Mono" fo:font-weight="bold" officeooo:rsid="00142a8f" officeooo:paragraph-rsid="00142a8f" style:font-weight-asian="bold" style:font-weight-complex="bold"/>
    </style:style>
    <style:style style:name="P14" style:family="paragraph" style:parent-style-name="Table_20_Contents">
      <style:text-properties style:font-name="Ubuntu Mono" officeooo:rsid="0018c53f" officeooo:paragraph-rsid="0018c53f"/>
    </style:style>
    <style:style style:name="P15" style:family="paragraph" style:parent-style-name="Table_20_Contents">
      <style:text-properties style:font-name="Ubuntu Mono" officeooo:rsid="001632fd" officeooo:paragraph-rsid="001632fd"/>
    </style:style>
    <style:style style:name="P16" style:family="paragraph" style:parent-style-name="Table_20_Contents">
      <style:text-properties officeooo:rsid="001286dd" officeooo:paragraph-rsid="001286dd"/>
    </style:style>
    <style:style style:name="P17" style:family="paragraph" style:parent-style-name="Table_20_Contents">
      <style:text-properties officeooo:rsid="00142a8f" officeooo:paragraph-rsid="00142a8f"/>
    </style:style>
    <style:style style:name="P18" style:family="paragraph" style:parent-style-name="Table_20_Contents">
      <style:text-properties officeooo:rsid="00142a8f" officeooo:paragraph-rsid="00170584"/>
    </style:style>
    <style:style style:name="P19" style:family="paragraph" style:parent-style-name="Table_20_Contents">
      <style:text-properties officeooo:paragraph-rsid="00142a8f"/>
    </style:style>
    <style:style style:name="P20" style:family="paragraph" style:parent-style-name="Table_20_Contents">
      <style:text-properties officeooo:rsid="0015805a" officeooo:paragraph-rsid="0015805a"/>
    </style:style>
    <style:style style:name="P21" style:family="paragraph" style:parent-style-name="Table_20_Contents">
      <style:text-properties officeooo:paragraph-rsid="001632fd"/>
    </style:style>
    <style:style style:name="P22" style:family="paragraph" style:parent-style-name="Table_20_Contents">
      <style:text-properties officeooo:paragraph-rsid="00170584"/>
    </style:style>
    <style:style style:name="P23" style:family="paragraph" style:parent-style-name="Table_20_Contents">
      <style:text-properties officeooo:paragraph-rsid="0015805a"/>
    </style:style>
    <style:style style:name="P24" style:family="paragraph" style:parent-style-name="Table_20_Contents">
      <style:text-properties fo:font-weight="normal" officeooo:paragraph-rsid="00142a8f" style:font-weight-asian="normal" style:font-weight-complex="normal"/>
    </style:style>
    <style:style style:name="P25" style:family="paragraph" style:parent-style-name="Standard">
      <style:text-properties style:font-name="Inter Semi Bold" fo:font-size="18pt" officeooo:rsid="00108e3b" officeooo:paragraph-rsid="00108e3b" style:font-size-asian="18pt" style:font-size-complex="18pt"/>
    </style:style>
    <style:style style:name="T1" style:family="text">
      <style:text-properties officeooo:rsid="00108e3b"/>
    </style:style>
    <style:style style:name="T2" style:family="text">
      <style:text-properties style:font-name="Ubuntu Mono"/>
    </style:style>
    <style:style style:name="T3" style:family="text">
      <style:text-properties style:font-name="Ubuntu Mono" fo:font-weight="bold" style:font-weight-asian="bold" style:font-weight-complex="bold"/>
    </style:style>
    <style:style style:name="T4" style:family="text">
      <style:text-properties style:font-name="Ubuntu Mono" fo:font-weight="bold" officeooo:rsid="00108e3b" style:font-weight-asian="bold" style:font-weight-complex="bold"/>
    </style:style>
    <style:style style:name="T5" style:family="text">
      <style:text-properties style:font-name="Ubuntu Mono" fo:font-weight="bold" officeooo:rsid="001286dd" style:font-weight-asian="bold" style:font-weight-complex="bold"/>
    </style:style>
    <style:style style:name="T6" style:family="text">
      <style:text-properties style:font-name="Ubuntu Mono" fo:font-weight="bold" officeooo:rsid="00142a8f" style:font-weight-asian="bold" style:font-weight-complex="bold"/>
    </style:style>
    <style:style style:name="T7" style:family="text">
      <style:text-properties style:font-name="Ubuntu Mono" fo:font-weight="bold" officeooo:rsid="0015805a" style:font-weight-asian="bold" style:font-weight-complex="bold"/>
    </style:style>
    <style:style style:name="T8" style:family="text">
      <style:text-properties style:font-name="Ubuntu Mono" fo:font-weight="bold" officeooo:rsid="00160345" style:font-weight-asian="bold" style:font-weight-complex="bold" style:text-overline-style="solid" style:text-overline-width="auto" style:text-overline-color="font-color"/>
    </style:style>
    <style:style style:name="T9" style:family="text">
      <style:text-properties style:font-name="Ubuntu Mono" fo:font-weight="bold" officeooo:rsid="00160345" style:font-weight-asian="bold" style:font-weight-complex="bold"/>
    </style:style>
    <style:style style:name="T10" style:family="text">
      <style:text-properties style:font-name="Ubuntu Mono" fo:font-weight="bold" officeooo:rsid="001632fd" style:font-weight-asian="bold" style:font-weight-complex="bold"/>
    </style:style>
    <style:style style:name="T11" style:family="text">
      <style:text-properties style:font-name="Ubuntu Mono" fo:font-weight="bold" officeooo:rsid="00170584" style:font-weight-asian="bold" style:font-weight-complex="bold"/>
    </style:style>
    <style:style style:name="T12" style:family="text">
      <style:text-properties style:font-name="Ubuntu Mono" fo:font-weight="bold" officeooo:rsid="00181ca6" style:font-weight-asian="bold" style:font-weight-complex="bold"/>
    </style:style>
    <style:style style:name="T13" style:family="text">
      <style:text-properties style:font-name="Ubuntu Mono" fo:font-weight="bold" officeooo:rsid="0018c53f" style:font-weight-asian="bold" style:font-weight-complex="bold"/>
    </style:style>
    <style:style style:name="T14" style:family="text">
      <style:text-properties style:font-name="Ubuntu Mono" officeooo:rsid="001286dd"/>
    </style:style>
    <style:style style:name="T15" style:family="text">
      <style:text-properties style:font-name="Ubuntu Mono" officeooo:rsid="00142a8f"/>
    </style:style>
    <style:style style:name="T16" style:family="text">
      <style:text-properties style:font-name="Ubuntu Mono" style:text-underline-style="solid" style:text-underline-width="auto" style:text-underline-color="font-color" fo:font-weight="bold" officeooo:rsid="00142a8f" style:font-weight-asian="bold" style:font-weight-complex="bold"/>
    </style:style>
    <style:style style:name="T17" style:family="text">
      <style:text-properties style:font-name="Ubuntu Mono" style:text-underline-style="solid" style:text-underline-width="auto" style:text-underline-color="font-color" fo:font-weight="bold" officeooo:rsid="00160345" style:font-weight-asian="bold" style:font-weight-complex="bold"/>
    </style:style>
    <style:style style:name="T18" style:family="text">
      <style:text-properties style:font-name="Ubuntu Mono" style:text-underline-style="solid" style:text-underline-width="auto" style:text-underline-color="font-color" fo:font-weight="bold" officeooo:rsid="00160345" style:font-weight-asian="bold" style:font-weight-complex="bold" style:text-overline-style="none" style:text-overline-color="font-color"/>
    </style:style>
    <style:style style:name="T19" style:family="text">
      <style:text-properties style:font-name="Ubuntu Mono" style:text-underline-style="solid" style:text-underline-width="auto" style:text-underline-color="font-color" fo:font-weight="bold" officeooo:rsid="00181ca6" style:font-weight-asian="bold" style:font-weight-complex="bold"/>
    </style:style>
    <style:style style:name="T20" style:family="text">
      <style:text-properties style:font-name="Ubuntu Mono" officeooo:rsid="0015805a"/>
    </style:style>
    <style:style style:name="T21" style:family="text">
      <style:text-properties style:font-name="Ubuntu Mono" officeooo:rsid="00160345"/>
    </style:style>
    <style:style style:name="T22" style:family="text">
      <style:text-properties style:font-name="Ubuntu Mono" officeooo:rsid="001632fd"/>
    </style:style>
    <style:style style:name="T23" style:family="text">
      <style:text-properties style:font-name="Ubuntu Mono" officeooo:rsid="00170584"/>
    </style:style>
    <style:style style:name="T24" style:family="text">
      <style:text-properties style:font-name="Ubuntu Mono" style:text-underline-style="none" fo:font-weight="bold" officeooo:rsid="00160345" style:font-weight-asian="bold" style:font-weight-complex="bold" style:text-overline-style="solid" style:text-overline-width="auto" style:text-overline-color="font-color"/>
    </style:style>
    <style:style style:name="T25" style:family="text">
      <style:text-properties style:font-name="Ubuntu Mono" fo:font-style="normal" officeooo:rsid="0018c53f" style:font-style-asian="normal" style:font-style-complex="normal"/>
    </style:style>
    <style:style style:name="T26" style:family="text">
      <style:text-properties style:font-name="Ubuntu Mono" officeooo:rsid="0018c53f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142a8f" style:font-weight-asian="bold" style:font-weight-complex="bold"/>
    </style:style>
    <style:style style:name="T29" style:family="text">
      <style:text-properties fo:font-weight="bold" officeooo:rsid="0015805a" style:font-weight-asian="bold" style:font-weight-complex="bold"/>
    </style:style>
    <style:style style:name="T30" style:family="text">
      <style:text-properties fo:font-weight="bold" officeooo:rsid="00160345" style:font-weight-asian="bold" style:font-weight-complex="bold"/>
    </style:style>
    <style:style style:name="T31" style:family="text">
      <style:text-properties fo:font-weight="bold" officeooo:rsid="00160345" style:font-weight-asian="bold" style:font-weight-complex="bold" style:text-overline-style="solid" style:text-overline-width="auto" style:text-overline-color="font-color"/>
    </style:style>
    <style:style style:name="T32" style:family="text">
      <style:text-properties fo:font-weight="bold" officeooo:rsid="001632fd" style:font-weight-asian="bold" style:font-weight-complex="bold"/>
    </style:style>
    <style:style style:name="T33" style:family="text">
      <style:text-properties fo:font-weight="bold" officeooo:rsid="00170584" style:font-weight-asian="bold" style:font-weight-complex="bold"/>
    </style:style>
    <style:style style:name="T34" style:family="text">
      <style:text-properties fo:font-weight="bold" officeooo:rsid="00181ca6" style:font-weight-asian="bold" style:font-weight-complex="bold"/>
    </style:style>
    <style:style style:name="T35" style:family="text">
      <style:text-properties officeooo:rsid="001286dd"/>
    </style:style>
    <style:style style:name="T36" style:family="text">
      <style:text-properties officeooo:rsid="00142a8f"/>
    </style:style>
    <style:style style:name="T37" style:family="text">
      <style:text-properties style:text-underline-style="solid" style:text-underline-width="auto" style:text-underline-color="font-color" fo:font-weight="bold" officeooo:rsid="00142a8f" style:font-weight-asian="bold" style:font-weight-complex="bold"/>
    </style:style>
    <style:style style:name="T38" style:family="text">
      <style:text-properties style:text-underline-style="solid" style:text-underline-width="auto" style:text-underline-color="font-color" fo:font-weight="bold" officeooo:rsid="00160345" style:font-weight-asian="bold" style:font-weight-complex="bold"/>
    </style:style>
    <style:style style:name="T39" style:family="text">
      <style:text-properties style:text-underline-style="solid" style:text-underline-width="auto" style:text-underline-color="font-color" officeooo:rsid="0018c53f"/>
    </style:style>
    <style:style style:name="T40" style:family="text">
      <style:text-properties officeooo:rsid="0015805a"/>
    </style:style>
    <style:style style:name="T41" style:family="text">
      <style:text-properties officeooo:rsid="00160345"/>
    </style:style>
    <style:style style:name="T42" style:family="text">
      <style:text-properties officeooo:rsid="001632fd"/>
    </style:style>
    <style:style style:name="T43" style:family="text">
      <style:text-properties officeooo:rsid="00170584"/>
    </style:style>
    <style:style style:name="T44" style:family="text">
      <style:text-properties officeooo:rsid="00181ca6"/>
    </style:style>
    <style:style style:name="T45" style:family="text">
      <style:text-properties officeooo:rsid="0018c53f"/>
    </style:style>
    <style:style style:name="T46" style:family="text">
      <style:text-properties fo:font-style="italic" officeooo:rsid="0018c53f" style:font-style-asian="italic" style:font-style-complex="italic"/>
    </style:style>
    <style:style style:name="T47" style:family="text">
      <style:text-properties fo:font-style="normal" officeooo:rsid="0018c53f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45">25 </text:span>Key Runes</text:p>
      <table:table table:name="Table2" table:style-name="Table2">
        <table:table-column table:style-name="Table2.A"/>
        <table:table-column table:style-name="Table2.B"/>
        <table:table-row table:style-name="TableLine94778527592912">
          <table:table-cell table:style-name="Table2.A1" office:value-type="string">
            <text:p text:style-name="P4"><text:span text:style-name="T27">=/</text:span> <text:s/><text:span text:style-name="T27">skin</text:span> <text:s/><text:span text:style-name="T27">hoon</text:span> <text:s/>hoon</text:p>
          </table:table-cell>
          <table:table-cell table:style-name="Table2.A1" office:value-type="string">
            <text:p text:style-name="P5">=/ <text:s/>a <text:s/>1 <text:s/>&lt;rest-of-hoon&gt;</text:p>
          </table:table-cell>
        </table:table-row>
        <table:table-row table:style-name="TableLine94778526201456">
          <table:table-cell table:style-name="Table2.A2" table:number-columns-spanned="2" office:value-type="string">
            <text:p text:style-name="Table_20_Contents"><text:s text:c="2"/><text:span text:style-name="T1">define a variable of value </text:span><text:span text:style-name="T4">hoon</text:span><text:span text:style-name="T1"> with name </text:span><text:span text:style-name="T4">skin</text:span></text:p>
          </table:table-cell>
          <table:covered-table-cell/>
        </table:table-row>
        <table:table-row table:style-name="TableLine94778526196928">
          <table:table-cell table:style-name="Table2.A1" office:value-type="string">
            <text:p text:style-name="P6"><text:span text:style-name="T27">|=</text:span> <text:s/><text:span text:style-name="T27">spec</text:span> <text:s/><text:span text:style-name="T27">hoon</text:span></text:p>
          </table:table-cell>
          <table:table-cell table:style-name="Table2.A1" office:value-type="string">
            <text:p text:style-name="P5">|= <text:s/>a=@rs <text:s/>(add:rs a .1.0)</text:p>
          </table:table-cell>
        </table:table-row>
        <table:table-row table:style-name="TableLine94778527729376">
          <table:table-cell table:style-name="Table2.A2" table:number-columns-spanned="2" office:value-type="string">
            <text:p text:style-name="P16"><text:s text:c="2"/>produce a gate (one-armed core with battery <text:span text:style-name="T3">hoon</text:span> and sample <text:span text:style-name="T3">spec</text:span>)</text:p>
          </table:table-cell>
          <table:covered-table-cell/>
        </table:table-row>
        <table:table-row table:style-name="TableLine94778527690240">
          <table:table-cell table:style-name="Table2.A1" office:value-type="string">
            <text:p text:style-name="P6"><text:span text:style-name="T27">|-</text:span> <text:s/><text:span text:style-name="T27">hoon</text:span></text:p>
          </table:table-cell>
          <table:table-cell table:style-name="Table2.A1" office:value-type="string">
            <text:p text:style-name="P7"/>
          </table:table-cell>
        </table:table-row>
        <table:table-row table:style-name="TableLine94778527689856">
          <table:table-cell table:style-name="Table2.A2" table:number-columns-spanned="2" office:value-type="string">
            <text:p text:style-name="Table_20_Contents"><text:s text:c="2"/><text:span text:style-name="T35">produce a trap (one-armed core with battery </text:span><text:span text:style-name="T5">hoon</text:span><text:span text:style-name="T35"> and arm </text:span><text:span text:style-name="T14">$</text:span><text:span text:style-name="T35">) and kick it</text:span></text:p>
          </table:table-cell>
          <table:covered-table-cell/>
        </table:table-row>
        <table:table-row table:style-name="TableLine94778527763200">
          <table:table-cell table:style-name="Table2.A7" office:value-type="string">
            <text:p text:style-name="P7"><text:span text:style-name="T27">|_</text:span> <text:s/><text:span text:style-name="T27">spec</text:span> <text:s/>alas <text:s/>(map term tome) <text:s/>--</text:p>
          </table:table-cell>
          <table:table-cell table:style-name="Table2.A7" office:value-type="string">
            <text:p text:style-name="P3"/>
          </table:table-cell>
        </table:table-row>
        <table:table-row table:style-name="TableLine94778527763680">
          <table:table-cell table:style-name="Table2.A8" table:number-columns-spanned="2" office:value-type="string">
            <text:p text:style-name="Table_20_Contents"><text:s text:c="2"/><text:span text:style-name="T36">produce a door (</text:span><text:span text:style-name="T40">a generalized gate, </text:span><text:span text:style-name="T36">a core with sample </text:span><text:span text:style-name="T40">but many arms</text:span><text:span text:style-name="T36">) </text:span><text:span text:style-name="T40">which accepts sample </text:span><text:span text:style-name="T7">spec</text:span></text:p>
          </table:table-cell>
          <table:covered-table-cell/>
        </table:table-row>
        <table:table-row table:style-name="TableLine94778527764352">
          <table:table-cell table:style-name="Table2.A7" office:value-type="string">
            <text:p text:style-name="P7"><text:span text:style-name="T27">|%</text:span> <text:s/>(unit term) <text:s/>(map term tome) <text:s/>--</text:p>
          </table:table-cell>
          <table:table-cell table:style-name="Table2.A7" office:value-type="string">
            <text:p text:style-name="P7"/>
          </table:table-cell>
        </table:table-row>
        <table:table-row table:style-name="TableLine94778527764912">
          <table:table-cell table:style-name="Table2.A8" table:number-columns-spanned="2" office:value-type="string">
            <text:p text:style-name="Table_20_Contents"><text:s text:c="2"/><text:span text:style-name="T36">produce a generic core </text:span><text:span text:style-name="T40">(cell of </text:span><text:span text:style-name="T20">[battery payload]</text:span><text:span text:style-name="T40">)</text:span></text:p>
          </table:table-cell>
          <table:covered-table-cell/>
        </table:table-row>
        <table:table-row table:style-name="TableLine94778527765760">
          <table:table-cell table:style-name="Table2.A1" office:value-type="string">
            <text:p text:style-name="P6"><text:span text:style-name="T27">%-</text:span> <text:s/><text:span text:style-name="T28">hoon </text:span><text:span text:style-name="T36"><text:s/></text:span><text:span text:style-name="T37">hoon</text:span></text:p>
          </table:table-cell>
          <table:table-cell table:style-name="Table2.A1" office:value-type="string">
            <text:p text:style-name="P7">(add 1 1)</text:p>
          </table:table-cell>
        </table:table-row>
        <table:table-row table:style-name="TableLine94778527766400">
          <table:table-cell table:style-name="Table2.A2" table:number-columns-spanned="2" office:value-type="string">
            <text:p text:style-name="Table_20_Contents"><text:s text:c="2"/><text:span text:style-name="T36">call a gate </text:span><text:span text:style-name="T6">hoon</text:span><text:span text:style-name="T36"> (one-armed core) with sample </text:span><text:span text:style-name="T16">hoon</text:span></text:p>
          </table:table-cell>
          <table:covered-table-cell/>
        </table:table-row>
        <table:table-row table:style-name="TableLine94778527767152">
          <table:table-cell table:style-name="Table2.A1" office:value-type="string">
            <text:p text:style-name="P3"><text:span text:style-name="T27">%</text:span><text:span text:style-name="T28">~</text:span><text:span text:style-name="T36"> <text:s/></text:span><text:span text:style-name="T29">wing</text:span><text:span text:style-name="T40"> <text:s/>hoon <text:s/>hoon</text:span></text:p>
          </table:table-cell>
          <table:table-cell table:style-name="Table2.A1" office:value-type="string">
            <text:p text:style-name="P7">`@t`~(x ne 0xf)</text:p>
          </table:table-cell>
        </table:table-row>
        <table:table-row table:style-name="TableLine94778527767840">
          <table:table-cell table:style-name="Table2.A2" table:number-columns-spanned="2" office:value-type="string">
            <text:p text:style-name="Table_20_Contents"><text:s text:c="2"/><text:span text:style-name="T40">evaluate an arm </text:span><text:span text:style-name="T7">wing</text:span><text:span text:style-name="T40"> in a door (resolve the wing as a gate and call it)</text:span></text:p>
          </table:table-cell>
          <table:covered-table-cell/>
        </table:table-row>
        <table:table-row table:style-name="TableLine94778527768640">
          <table:table-cell table:style-name="Table2.A1" office:value-type="string">
            <text:p text:style-name="P3"><text:span text:style-name="T27">%</text:span><text:span text:style-name="T28">=</text:span><text:span text:style-name="T36"> <text:s/></text:span><text:span text:style-name="T28">wing</text:span><text:span text:style-name="T36"> <text:s/>(list (pair wing hoon)</text:span></text:p>
          </table:table-cell>
          <table:table-cell table:style-name="Table2.A1" office:value-type="string">
            <text:p text:style-name="P7">$(count +(count))</text:p>
          </table:table-cell>
        </table:table-row>
        <table:table-row table:style-name="TableLine94778527769328">
          <table:table-cell table:style-name="Table2.A2" table:number-columns-spanned="2" office:value-type="string">
            <text:p text:style-name="Table_20_Contents"><text:s text:c="2"/><text:span text:style-name="T36">resolve a wing </text:span><text:span text:style-name="T6">wing</text:span><text:span text:style-name="T36"> with changes; frequently used with </text:span><text:span text:style-name="T15">$</text:span><text:span text:style-name="T36"> to iterate a trap forward as a loop</text:span></text:p>
          </table:table-cell>
          <table:covered-table-cell/>
        </table:table-row>
        <table:table-row table:style-name="TableLine94778527770128">
          <table:table-cell table:style-name="Table2.A1" office:value-type="string">
            <text:p text:style-name="P7"><text:span text:style-name="T27">++</text:span> <text:s/><text:span text:style-name="T27">term</text:span> <text:s/><text:span text:style-name="T27">hoon</text:span></text:p>
          </table:table-cell>
          <table:table-cell table:style-name="Table2.A1" office:value-type="string">
            <text:p text:style-name="P3"/>
          </table:table-cell>
        </table:table-row>
        <table:table-row table:style-name="TableLine94778527770816">
          <table:table-cell table:style-name="Table2.A2" table:number-columns-spanned="2" office:value-type="string">
            <text:p text:style-name="P17"><text:s text:c="2"/>produce a normal arm with name <text:span text:style-name="T3">term</text:span> and content <text:span text:style-name="T3">hoon</text:span></text:p>
          </table:table-cell>
          <table:covered-table-cell/>
        </table:table-row>
        <table:table-row table:style-name="TableLine94778527771616">
          <table:table-cell table:style-name="Table2.A1" office:value-type="string">
            <text:p text:style-name="P19"><text:span text:style-name="T6">+$</text:span><text:span text:style-name="T15"> <text:s/></text:span><text:span text:style-name="T6">term</text:span><text:span text:style-name="T15"> <text:s/></text:span><text:span text:style-name="T6">spec</text:span></text:p>
          </table:table-cell>
          <table:table-cell table:style-name="Table2.A1" office:value-type="string">
            <text:p text:style-name="P7"/>
          </table:table-cell>
        </table:table-row>
        <table:table-row table:style-name="TableLine94778527772304">
          <table:table-cell table:style-name="Table2.A2" table:number-columns-spanned="2" office:value-type="string">
            <text:p text:style-name="P17"><text:s text:c="2"/>produce a structure arm (type definition) with name <text:span text:style-name="T3">term</text:span> and mold <text:span text:style-name="T3">spec</text:span></text:p>
          </table:table-cell>
          <table:covered-table-cell/>
        </table:table-row>
        <table:table-row table:style-name="TableLine94778527773104">
          <table:table-cell table:style-name="Table2.A1" office:value-type="string">
            <text:p text:style-name="P12">$= <text:s/><text:span text:style-name="T45">skin <text:s/>spec</text:span></text:p>
          </table:table-cell>
          <table:table-cell table:style-name="Table2.A1" office:value-type="string">
            <text:p text:style-name="P14">foo=baz</text:p>
          </table:table-cell>
        </table:table-row>
        <table:table-row table:style-name="TableLine94778527773792">
          <table:table-cell table:style-name="Table2.A2" table:number-columns-spanned="2" office:value-type="string">
            <text:p text:style-name="P20"><text:s text:c="2"/><text:span text:style-name="T45">assign a name </text:span><text:span text:style-name="T13">skin</text:span><text:span text:style-name="T45"> to a </text:span><text:span text:style-name="T13">hoon</text:span><text:span text:style-name="T45"> (“</text:span>wrap a face around a <text:span text:style-name="T3">hoon</text:span>”<text:span text:style-name="T45">)</text:span></text:p>
          </table:table-cell>
          <table:covered-table-cell/>
        </table:table-row>
        <table:table-row table:style-name="TableLine94778527774592">
          <table:table-cell table:style-name="Table2.A1" office:value-type="string">
            <text:p text:style-name="P12">$_ <text:s/><text:span text:style-name="T45">hoon</text:span></text:p>
          </table:table-cell>
          <table:table-cell table:style-name="Table2.A1" office:value-type="string">
            <text:p text:style-name="P9">_<text:span text:style-name="T45">foo</text:span></text:p>
          </table:table-cell>
        </table:table-row>
        <table:table-row table:style-name="TableLine94778527775280">
          <table:table-cell table:style-name="Table2.A2" table:number-columns-spanned="2" office:value-type="string">
            <text:p text:style-name="P17"><text:s text:c="3"/><text:span text:style-name="T40">normalize structure to example</text:span></text:p>
          </table:table-cell>
          <table:covered-table-cell/>
        </table:table-row>
        <table:table-row table:style-name="TableLine94778527776080">
          <table:table-cell table:style-name="Table2.A1" office:value-type="string">
            <text:p text:style-name="P9"><text:span text:style-name="T27">^-</text:span> <text:s/><text:span text:style-name="T34">spec</text:span><text:span text:style-name="T44"> <text:s/></text:span><text:span text:style-name="T34">hoon</text:span></text:p>
          </table:table-cell>
          <table:table-cell table:style-name="Table2.A1" office:value-type="string">
            <text:p text:style-name="P11">^- <text:s/>@ud <text:s/>a</text:p>
          </table:table-cell>
        </table:table-row>
        <table:table-row table:style-name="TableLine94778527776768">
          <table:table-cell table:style-name="Table2.A2" table:number-columns-spanned="2" office:value-type="string">
            <text:p text:style-name="P19"><text:span text:style-name="T36"><text:s text:c="2"/></text:span><text:span text:style-name="T44">typecast explicitly</text:span></text:p>
          </table:table-cell>
          <table:covered-table-cell/>
        </table:table-row>
        <table:table-row table:style-name="TableLine94778527777568">
          <table:table-cell table:style-name="Table2.A1" office:value-type="string">
            <text:p text:style-name="P23"><text:span text:style-name="T7">^+ <text:s/></text:span><text:span text:style-name="T12">hoon <text:s/></text:span><text:span text:style-name="T19">hoon</text:span></text:p>
          </table:table-cell>
          <table:table-cell table:style-name="Table2.A1" office:value-type="string">
            <text:p text:style-name="P11">^+ <text:s/>.1 <text:s/>a</text:p>
          </table:table-cell>
        </table:table-row>
        <table:table-row table:style-name="TableLine94778527778256">
          <table:table-cell table:style-name="Table2.A2" table:number-columns-spanned="2" office:value-type="string">
            <text:p text:style-name="P17"><text:s text:c="2"/><text:span text:style-name="T40">type</text:span><text:span text:style-name="T44">cast</text:span><text:span text:style-name="T40"> by example</text:span></text:p>
          </table:table-cell>
          <table:covered-table-cell/>
        </table:table-row>
        <table:table-row table:style-name="TableLine94778527779056">
          <table:table-cell table:style-name="Table2.A1" office:value-type="string">
            <text:p text:style-name="P8"><text:span text:style-name="T27">?:</text:span> <text:s/><text:span text:style-name="T30">hoon</text:span><text:span text:style-name="T41"> <text:s/></text:span><text:span text:style-name="T38">hoon</text:span><text:span text:style-name="T41"> <text:s/></text:span><text:span text:style-name="T31">hoon</text:span></text:p>
          </table:table-cell>
          <table:table-cell table:style-name="Table2.A1" office:value-type="string">
            <text:p text:style-name="P7">?:<text:span text:style-name="T43">((gth:rs a .0) a (sub:rs .0 a))</text:span></text:p>
          </table:table-cell>
        </table:table-row>
        <table:table-row table:style-name="TableLine94778527779744">
          <table:table-cell table:style-name="Table2.A2" table:number-columns-spanned="2" office:value-type="string">
            <text:p text:style-name="P22"><text:span text:style-name="T36"><text:s text:c="2"/></text:span><text:span text:style-name="T42">branch conditionally </text:span><text:span text:style-name="T43">on test; if </text:span><text:span text:style-name="T9">hoon</text:span><text:span text:style-name="T43"> then </text:span><text:span text:style-name="T17">hoon</text:span><text:span text:style-name="T43"> else </text:span><text:span text:style-name="T8">hoon</text:span></text:p>
          </table:table-cell>
          <table:covered-table-cell/>
        </table:table-row>
        <table:table-row table:style-name="TableLine94778527780544">
          <table:table-cell table:style-name="Table2.A1" office:value-type="string">
            <text:p text:style-name="P8"><text:span text:style-name="T27">?.</text:span> <text:s/><text:span text:style-name="T30">hoon</text:span><text:span text:style-name="T41"> <text:s/></text:span><text:span text:style-name="T38">hoon</text:span><text:span text:style-name="T41"> <text:s/></text:span><text:span text:style-name="T31">hoon</text:span></text:p>
          </table:table-cell>
          <table:table-cell table:style-name="Table2.A1" office:value-type="string">
            <text:p text:style-name="P8">?.<text:span text:style-name="T43">((gth:rs a .0) (sub:rs .0 a) a)</text:span></text:p>
          </table:table-cell>
        </table:table-row>
        <table:table-row table:style-name="TableLine94778527781232">
          <table:table-cell table:style-name="Table2.A2" table:number-columns-spanned="2" office:value-type="string">
            <text:p text:style-name="P18"><text:s text:c="2"/><text:span text:style-name="T43">reversed conditionality; </text:span><text:span text:style-name="T42">branch conditionally </text:span><text:span text:style-name="T43">on test; if </text:span><text:span text:style-name="T9">hoon</text:span><text:span text:style-name="T43"> then </text:span><text:span text:style-name="T24">hoon</text:span><text:span text:style-name="T43"> else </text:span><text:span text:style-name="T18">hoon</text:span></text:p>
          </table:table-cell>
          <table:covered-table-cell/>
        </table:table-row>
        <table:table-row table:style-name="TableLine94778527782032">
          <table:table-cell table:style-name="Table2.A1" office:value-type="string">
            <text:p text:style-name="P7"><text:span text:style-name="T27">?</text:span><text:span text:style-name="T30">=</text:span><text:span text:style-name="T41"> <text:s/></text:span><text:span text:style-name="T33">spec</text:span><text:span text:style-name="T43"> <text:s/></text:span><text:span text:style-name="T33">wing</text:span></text:p>
          </table:table-cell>
          <table:table-cell table:style-name="Table2.A1" office:value-type="string">
            <text:p text:style-name="P7"/>
          </table:table-cell>
        </table:table-row>
        <table:table-row table:style-name="TableLine94778527782720">
          <table:table-cell table:style-name="Table2.A2" table:number-columns-spanned="2" office:value-type="string">
            <text:p text:style-name="P17"><text:s text:c="2"/><text:span text:style-name="T43">test pattern match, </text:span><text:span text:style-name="T44">whether </text:span><text:span text:style-name="T12">wing</text:span><text:span text:style-name="T44"> is type </text:span><text:span text:style-name="T12">spec</text:span></text:p>
          </table:table-cell>
          <table:covered-table-cell/>
        </table:table-row>
        <table:table-row table:style-name="TableLine94778527783520">
          <table:table-cell table:style-name="Table2.A1" table:number-columns-spanned="2" office:value-type="string">
            <text:p text:style-name="P22"><text:span text:style-name="T6">?</text:span><text:span text:style-name="T11">&gt;</text:span><text:span text:style-name="T23"> <text:s/></text:span><text:span text:style-name="T17">hoon</text:span><text:span text:style-name="T21"> <text:s/></text:span><text:span text:style-name="T8">hoon</text:span></text:p>
          </table:table-cell>
          <table:covered-table-cell/>
        </table:table-row>
        <table:table-row table:style-name="TableLine94778527784208">
          <table:table-cell table:style-name="Table2.A2" table:number-columns-spanned="2" office:value-type="string">
            <text:p text:style-name="P18"><text:s text:c="2"/><text:span text:style-name="T43">assert positively that </text:span><text:span text:style-name="T17">hoon</text:span><text:span text:style-name="T43"> and </text:span><text:span text:style-name="T8">hoon</text:span><text:span text:style-name="T43"> match</text:span></text:p>
          </table:table-cell>
          <table:covered-table-cell/>
        </table:table-row>
        <table:table-row table:style-name="TableLine94778527784896">
          <table:table-cell table:style-name="Table2.A1" office:value-type="string">
            <text:p text:style-name="P7"><text:span text:style-name="T27">.</text:span><text:span text:style-name="T33">^</text:span><text:span text:style-name="T43"> <text:s/></text:span><text:span text:style-name="T33">spec</text:span><text:span text:style-name="T43"> <text:s/></text:span><text:span text:style-name="T33">hoon</text:span></text:p>
          </table:table-cell>
          <table:table-cell table:style-name="Table2.A1" office:value-type="string">
            <text:p text:style-name="P7">.<text:span text:style-name="T43">^(arch %cy %)</text:span></text:p>
          </table:table-cell>
        </table:table-row>
        <table:table-row table:style-name="TableLine94778527785584">
          <table:table-cell table:style-name="Table2.A2" table:number-columns-spanned="2" office:value-type="string">
            <text:p text:style-name="P17"><text:s text:c="2"/><text:span text:style-name="T43">scry into vane namespace per instruction </text:span><text:span text:style-name="T11">hoon</text:span><text:span text:style-name="T43"> and apply mold </text:span><text:span text:style-name="T11">spec</text:span><text:span text:style-name="T43"> to the result</text:span></text:p>
          </table:table-cell>
          <table:covered-table-cell/>
        </table:table-row>
        <table:table-row table:style-name="TableLine94778527786384">
          <table:table-cell table:style-name="Table2.A1" office:value-type="string">
            <text:p text:style-name="P13">:- <text:s/><text:span text:style-name="T45">hoon <text:s/></text:span><text:span text:style-name="T39">hoon</text:span></text:p>
          </table:table-cell>
          <table:table-cell table:style-name="Table2.A1" office:value-type="string">
            <text:p text:style-name="P24"><text:span text:style-name="T15">:- <text:s/>%</text:span><text:span text:style-name="T26">say <text:s/>foo</text:span></text:p>
          </table:table-cell>
        </table:table-row>
        <table:table-row table:style-name="TableLine94778527787072">
          <table:table-cell table:style-name="Table2.A2" table:number-columns-spanned="2" office:value-type="string">
            <text:p text:style-name="P17"><text:s text:c="2"/><text:span text:style-name="T45">construct a cell (2-tuple); see also </text:span><text:span text:style-name="T46">n</text:span><text:span text:style-name="T47">-tuple constructor </text:span><text:span text:style-name="T25">:*</text:span></text:p>
          </table:table-cell>
          <table:covered-table-cell/>
        </table:table-row>
        <table:table-row table:style-name="TableLine94778527787872">
          <table:table-cell table:style-name="Table2.A1" table:number-columns-spanned="2" office:value-type="string">
            <text:p text:style-name="P7"><text:span text:style-name="T27">;</text:span><text:span text:style-name="T30">&lt;</text:span><text:span text:style-name="T41"> <text:s/></text:span><text:span text:style-name="T30">mold</text:span><text:span text:style-name="T41"> <text:s/></text:span><text:span text:style-name="T30">hoon</text:span><text:span text:style-name="T41"> <text:s/></text:span><text:span text:style-name="T38">hoon</text:span><text:span text:style-name="T41"> <text:s/></text:span><text:span text:style-name="T31">hoon</text:span></text:p>
          </table:table-cell>
          <table:covered-table-cell/>
        </table:table-row>
        <table:table-row table:style-name="TableLine94778527788560">
          <table:table-cell table:style-name="Table2.A2" table:number-columns-spanned="2" office:value-type="string">
            <text:p text:style-name="P21"><text:span text:style-name="T36"><text:s text:c="2"/></text:span><text:span text:style-name="T41">monadic bind, defer completion of </text:span><text:span text:style-name="T8">hoon</text:span><text:span text:style-name="T41"> </text:span><text:span text:style-name="T42">until after </text:span><text:span text:style-name="T17">hoon</text:span><text:span text:style-name="T42"> has resolved; </text:span><text:span text:style-name="T9">hoon</text:span><text:span text:style-name="T42"> is an adapter</text:span></text:p>
          </table:table-cell>
          <table:covered-table-cell/>
        </table:table-row>
        <table:table-row table:style-name="TableLine94778527789248">
          <table:table-cell table:style-name="Table2.A1" office:value-type="string">
            <text:p text:style-name="P19"><text:span text:style-name="T6">/</text:span><text:span text:style-name="T9">+</text:span><text:span text:style-name="T21"> <text:s/></text:span><text:span text:style-name="T10">path</text:span></text:p>
          </table:table-cell>
          <table:table-cell table:style-name="Table2.A1" office:value-type="string">
            <text:p text:style-name="P19"><text:span text:style-name="T2">/</text:span><text:span text:style-name="T22">+ <text:s/>generators</text:span></text:p>
          </table:table-cell>
        </table:table-row>
        <table:table-row table:style-name="TableLine94778527789936">
          <table:table-cell table:style-name="Table2.A2" table:number-columns-spanned="2" office:value-type="string">
            <text:p text:style-name="P17"><text:s text:c="2"/><text:span text:style-name="T42">imports a file from </text:span><text:span text:style-name="T22">lib/</text:span><text:span text:style-name="T10">path</text:span><text:span text:style-name="T42"> (</text:span><text:span text:style-name="T22">*</text:span><text:span text:style-name="T42"> pinned with no face, </text:span><text:span text:style-name="T22">=</text:span><text:span text:style-name="T42"> with specified face)</text:span></text:p>
          </table:table-cell>
          <table:covered-table-cell/>
        </table:table-row>
        <table:table-row table:style-name="TableLine94778527790736">
          <table:table-cell table:style-name="Table2.A1" office:value-type="string">
            <text:p text:style-name="P10"><text:span text:style-name="T27">~&amp;</text:span> <text:s/><text:span text:style-name="T27">hoon</text:span></text:p>
          </table:table-cell>
          <table:table-cell table:style-name="Table2.A1" office:value-type="string">
            <text:p text:style-name="P15">~&amp; <text:s/>[foo &lt;bar&gt; &lt;baz&gt;]</text:p>
          </table:table-cell>
        </table:table-row>
        <table:table-row table:style-name="TableLine94778527791424">
          <table:table-cell table:style-name="Table2.A2" table:number-columns-spanned="2" office:value-type="string">
            <text:p text:style-name="P19"><text:span text:style-name="T36"><text:s text:c="2"/></text:span><text:span text:style-name="T41">side effect: <text:s/>output value </text:span><text:span text:style-name="T42">of </text:span><text:span text:style-name="T10">hoon</text:span><text:span text:style-name="T41"> to </text:span><text:span text:style-name="T21">stderr</text:span></text:p>
          </table:table-cell>
          <table:covered-table-cell/>
        </table:table-row>
        <table:table-row table:style-name="TableLine94778527792224">
          <table:table-cell table:style-name="Table2.A1" table:number-columns-spanned="2" office:value-type="string">
            <text:p text:style-name="P7"><text:span text:style-name="T27">!</text:span><text:span text:style-name="T32">&gt;</text:span><text:span text:style-name="T42"> <text:s/></text:span><text:span text:style-name="T32">hoon</text:span></text:p>
          </table:table-cell>
          <table:covered-table-cell/>
        </table:table-row>
        <table:table-row table:style-name="TableLine94778527792912">
          <table:table-cell table:style-name="Table2.A2" table:number-columns-spanned="2" office:value-type="string">
            <text:p text:style-name="P17"><text:s text:c="2"/><text:span text:style-name="T42">wrap a noun </text:span><text:span text:style-name="T10">hoon</text:span><text:span text:style-name="T42"> in its type; frequently used as the “type spear” </text:span><text:span text:style-name="T22">-:!&gt;</text:span></text:p>
          </table:table-cell>
          <table:covered-table-cell/>
        </table:table-row>
        <table:table-row table:style-name="TableLine94778527793600">
          <table:table-cell table:style-name="Table2.A1" table:number-columns-spanned="2" office:value-type="string">
            <text:p text:style-name="P13">!!</text:p>
          </table:table-cell>
          <table:covered-table-cell/>
        </table:table-row>
        <table:table-row table:style-name="TableLine94778527794320">
          <table:table-cell table:style-name="Table2.A2" table:number-columns-spanned="2" office:value-type="string">
            <text:p text:style-name="P17"><text:s text:c="2"/><text:span text:style-name="T42">crash (no children); useful for stubbing out branches in development</text:span></text:p>
          </table:table-cell>
          <table:covered-table-cell/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nux Libertine O" svg:font-family="'Linux Libertine O'"/>
    <style:font-face style:name="Lohit Devanagari1" svg:font-family="'Lohit Devanagari'"/>
    <style:font-face style:name="Ubuntu Mono" svg:font-family="'Ubuntu Mono'" style:font-pitch="fixed"/>
    <style:font-face style:name="Inter" svg:font-family="Inter" style:font-pitch="variable"/>
    <style:font-face style:name="Inter Semi Bold" svg:font-family="'Inter Semi Bold'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 O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nux Libertine O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nux Libertine O" fo:font-family="'Linux Libertine O'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Linux Libertine O" fo:font-family="'Linux Libertine O'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1T11:26:58.452108937</meta:creation-date>
    <dc:date>2021-09-24T11:54:24.083353336</dc:date>
    <meta:editing-duration>PT1H42M28S</meta:editing-duration>
    <meta:editing-cycles>3</meta:editing-cycles>
    <meta:generator>LibreOffice/6.4.7.2$Linux_X86_64 LibreOffice_project/40$Build-2</meta:generator>
    <meta:document-statistic meta:table-count="1" meta:image-count="0" meta:object-count="0" meta:page-count="2" meta:paragraph-count="66" meta:word-count="406" meta:character-count="2214" meta:non-whitespace-character-count="1757"/>
  </office:meta>
</office:document-meta>
</file>